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SPL2" text:database-name="labels(win)">&lt;SPL2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SPL2" text:database-name="labels(win)">&lt;SPL2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ally Select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46:12.816000000</meta:creation-date>
    <dc:date>2019-08-28T17:54:29.579000000</dc:date>
    <meta:editing-duration>PT8M17S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2.3.2$Windows_X86_64 LibreOffice_project/aecc05fe267cc68dde00352a451aa867b3b546ac</meta:generator>
  </office:meta>
</office:document-meta>
</file>